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50292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בניין היקב</text:span></text:p>
      <text:p text:style-name="P8"/>
      <text:p text:style-name="P1"><text:span text:style-name="T1">כתובת</text:span><text:span text:style-name="T2"> </text:span><text:span text:style-name="T1"><text:s/>אהרון קרון 3 ראשל"צ 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3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יש שומר 24 שעות בדלפק כניסה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חדר חשמל ראשי בקרקע ( עורף הבניין בחצר)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</text:span></text:p>
      <text:p text:style-name="P1"><text:span text:style-name="T1">מיקום ברזי כיבוי עיקריים "3</text:span><text:span text:style-name="T4"> בצד דר'-מז' של המבנה ( ברחבת כיבוי אש בצד מע' כולל סמוך לצובר גפ"מ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רומן פוביזנר</text:p>
          </table:table-cell>
          <table:table-cell table:style-name="Table2.A1" office:value-type="string">
            <text:p text:style-name="P14">מנהל 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5741449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רקדי גפן</text:p>
          </table:table-cell>
          <table:table-cell table:style-name="Table2.A1" office:value-type="string">
            <text:p text:style-name="P14">יו"ר ועד הב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4-00604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וסי</text:p>
          </table:table-cell>
          <table:table-cell table:style-name="Table2.A1" office:value-type="string">
            <text:p text:style-name="P14">סמנכ"ל תפעו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6226577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9086393</text:p>
          </table:table-cell>
          <table:table-cell table:style-name="Table2.A1" office:value-type="string">
            <text:p text:style-name="P14">1700557722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דר חשמל נמצא בקרקע עורף הבניין. צובר גפ"מ תת קרקעי בחצר עורף הבניין לחימום בריכת </text:p>
          </table:table-cell>
        </table:table-row>
        <table:table-row table:style-name="Table3.1">
          <table:table-cell table:style-name="Table3.A1" office:value-type="string">
            <text:p text:style-name="P14">שחייה. בריכת שחייה נמצאת בקומה 1-. סאונה בקומה 1- ליד בריכת השחייה. חדר חומ"ס עם </text:p>
          </table:table-cell>
        </table:table-row>
        <table:table-row table:style-name="Table3.1">
          <table:table-cell table:style-name="Table3.A1" office:value-type="string">
            <text:p text:style-name="P14">כלור לבריכת שחייה, נמצא בקרקע עורף הבניין. יש 3 קומות חניון תת קרקעי </text:p>
          </table:table-cell>
        </table:table-row>
        <table:table-row table:style-name="Table3.1">
          <table:table-cell table:style-name="Table3.A1" office:value-type="string">
            <text:p text:style-name="P14">חניון 1- יש אגף מחסנים של דיירים ושל חב' ניהול</text:p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כלור סודיום היפוכלוריד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עם היתר של אויהס עד 1.2012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כל הבניין קיימת מע' ספרינקלרים. גנרטור חרום נמצא בקרקע בצד מע' של המבנה מעל חדר 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אשפה. חדר חומ"ס נמצא בקרקע עורף הבניין, לבריכת שחייה. כ 200 דיירים בבניין.</text:span></text:p>
          </table:table-cell>
        </table:table-row>
        <table:table-row table:style-name="Table5.1">
          <table:table-cell table:style-name="Table5.A1" office:value-type="string">
            <text:p text:style-name="P14">חדר משאבות כיבוי אש בקומה 1-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4T11:17:00</meta:creation-date>
    <dc:creator>מיכאל נפתלייב</dc:creator>
    <dc:date>2013-08-14T11:17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1" meta:word-count="273" meta:character-count="1911"/>
    <meta:generator>OpenOffice/4.0.1$Win32 OpenOffice.org_project/401m5$Build-9714</meta:generator>
  </office:meta>
</office:document-meta>
</file>